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A5000031BC00002527850399D28F426D05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118cm" fo:margin-top="0cm" fo:margin-bottom="0cm" table:align="center" style:writing-mode="lr-tb"/>
    </style:style>
    <style:style style:name="Table1.A" style:family="table-column">
      <style:table-column-properties style:column-width="9.525cm"/>
    </style:style>
    <style:style style:name="Table1.B" style:family="table-column">
      <style:table-column-properties style:column-width="3.092cm"/>
    </style:style>
    <style:style style:name="Table1.C" style:family="table-column">
      <style:table-column-properties style:column-width="3.501cm"/>
    </style:style>
    <style:style style:name="Table1.1" style:family="table-row">
      <style:table-row-properties style:min-row-height="0.367cm" fo:keep-together="always"/>
    </style:style>
    <style:style style:name="Table1.A1" style:family="table-cell">
      <style:table-cell-properties style:vertical-align="middle"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1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5pt solid #00000a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203cm" fo:padding-right="0.189cm" fo:padding-top="0cm" fo:padding-bottom="0cm" fo:border-left="0.75pt solid #00000a" fo:border-right="0.75pt solid #00000a" fo:border-top="0.5pt solid #00000a" fo:border-bottom="0.75pt solid #00000a">
        <style:background-image/>
      </style:table-cell-properties>
    </style:style>
    <style:style style:name="Table1.C2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1.A3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3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C3" style:family="table-cell">
      <style:table-cell-properties fo:background-color="#ffffff" fo:padding-left="0.203cm" fo:padding-right="0.189cm" fo:padding-top="0cm" fo:padding-bottom="0cm" fo:border-left="0.75pt solid #00000a" fo:border-right="0.5pt solid #00000a" fo:border-top="0.75pt solid #00000a" fo:border-bottom="0.75pt solid #00000a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4" style:family="table-cell">
      <style:table-cell-properties fo:padding-left="0.203cm" fo:padding-right="0.189cm" fo:padding-top="0cm" fo:padding-bottom="0cm" fo:border="0.75pt solid #00000a"/>
    </style:style>
    <style:style style:name="Table1.C4" style:family="table-cell">
      <style:table-cell-properties fo:padding-left="0.203cm" fo:padding-right="0.189cm" fo:padding-top="0cm" fo:padding-bottom="0cm" fo:border="0.75pt solid #00000a"/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5" style:family="table-cell">
      <style:table-cell-properties fo:padding-left="0.203cm" fo:padding-right="0.189cm" fo:padding-top="0cm" fo:padding-bottom="0cm" fo:border="0.75pt solid #00000a"/>
    </style:style>
    <style:style style:name="Table1.C5" style:family="table-cell">
      <style:table-cell-properties fo:padding-left="0.203cm" fo:padding-right="0.189cm" fo:padding-top="0cm" fo:padding-bottom="0cm" fo:border="0.75pt solid #00000a"/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6" style:family="table-cell">
      <style:table-cell-properties fo:padding-left="0.203cm" fo:padding-right="0.189cm" fo:padding-top="0cm" fo:padding-bottom="0cm" fo:border="0.75pt solid #00000a"/>
    </style:style>
    <style:style style:name="Table1.C6" style:family="table-cell">
      <style:table-cell-properties fo:padding-left="0.203cm" fo:padding-right="0.189cm" fo:padding-top="0cm" fo:padding-bottom="0cm" fo:border="0.75pt solid #00000a"/>
    </style:style>
    <style:style style:name="Table1.7" style:family="table-row">
      <style:table-row-properties fo:keep-together="auto"/>
    </style:style>
    <style:style style:name="Table1.A7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7" style:family="table-cell">
      <style:table-cell-properties fo:padding-left="0.203cm" fo:padding-right="0.189cm" fo:padding-top="0cm" fo:padding-bottom="0cm" fo:border="0.75pt solid #00000a"/>
    </style:style>
    <style:style style:name="Table1.C7" style:family="table-cell">
      <style:table-cell-properties fo:padding-left="0.203cm" fo:padding-right="0.189cm" fo:padding-top="0cm" fo:padding-bottom="0cm" fo:border="0.75pt solid #00000a"/>
    </style:style>
    <style:style style:name="Table1.8" style:family="table-row">
      <style:table-row-properties fo:keep-together="auto"/>
    </style:style>
    <style:style style:name="Table1.A8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8" style:family="table-cell">
      <style:table-cell-properties fo:padding-left="0.203cm" fo:padding-right="0.189cm" fo:padding-top="0cm" fo:padding-bottom="0cm" fo:border="0.75pt solid #00000a"/>
    </style:style>
    <style:style style:name="Table1.C8" style:family="table-cell">
      <style:table-cell-properties fo:padding-left="0.203cm" fo:padding-right="0.189cm" fo:padding-top="0cm" fo:padding-bottom="0cm" fo:border="0.75pt solid #00000a"/>
    </style:style>
    <style:style style:name="Table1.9" style:family="table-row">
      <style:table-row-properties fo:keep-together="auto"/>
    </style:style>
    <style:style style:name="Table1.A9" style:family="table-cell">
      <style:table-cell-properties fo:background-color="#ffffff" fo:padding-left="0.203cm" fo:padding-right="0.189cm" fo:padding-top="0cm" fo:padding-bottom="0cm" fo:border="0.75pt solid #00000a">
        <style:background-image/>
      </style:table-cell-properties>
    </style:style>
    <style:style style:name="Table1.B9" style:family="table-cell">
      <style:table-cell-properties fo:padding-left="0.203cm" fo:padding-right="0.189cm" fo:padding-top="0cm" fo:padding-bottom="0cm" fo:border="0.75pt solid #00000a"/>
    </style:style>
    <style:style style:name="Table1.C9" style:family="table-cell">
      <style:table-cell-properties fo:padding-left="0.203cm" fo:padding-right="0.189cm" fo:padding-top="0cm" fo:padding-bottom="0cm" fo:border="0.75pt solid #00000a"/>
    </style:style>
    <style:style style:name="Table2" style:family="table">
      <style:table-properties style:width="17.443cm" fo:margin-left="-0.199cm" fo:margin-top="0cm" fo:margin-bottom="0cm" table:align="left" style:writing-mode="lr-tb"/>
    </style:style>
    <style:style style:name="Table2.A" style:family="table-column">
      <style:table-column-properties style:column-width="9.941cm"/>
    </style:style>
    <style:style style:name="Table2.B" style:family="table-column">
      <style:table-column-properties style:column-width="7.5cm"/>
    </style:style>
    <style:style style:name="Table2.1" style:family="table-row">
      <style:table-row-properties style:min-row-height="2.33cm"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0.5pt solid #ffffff">
        <style:background-image/>
      </style:table-cell-properties>
    </style:style>
    <style:style style:name="Table2.2" style:family="table-row">
      <style:table-row-properties style:min-row-height="0.99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Обычный_20__2b__20_12_20_pt_20_Знак_20_Знак">
      <style:paragraph-properties fo:text-align="center" style:justify-single-word="false"/>
    </style:style>
    <style:style style:name="P3" style:family="paragraph" style:parent-style-name="Обычный_20__2b__20_12_20_pt_20_Знак_20_Знак">
      <style:paragraph-properties fo:text-align="center" style:justify-single-word="false"/>
      <style:text-properties style:font-size-complex="12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background-color="#ffffff">
        <style:tab-stops>
          <style:tab-stop style:position="1.016cm"/>
          <style:tab-stop style:position="1.752cm"/>
        </style:tab-stops>
      </style:paragraph-properties>
    </style:style>
    <style:style style:name="P8" style:family="paragraph" style:parent-style-name="Standard">
      <style:paragraph-properties fo:margin-top="0.212cm" fo:margin-bottom="0.212cm" loext:contextual-spacing="false"/>
    </style:style>
    <style:style style:name="P9" style:family="paragraph" style:parent-style-name="Standard">
      <style:paragraph-properties fo:margin-left="0cm" fo:margin-right="0cm" fo:text-indent="1.251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14" style:family="paragraph" style:parent-style-name="Standard">
      <style:paragraph-properties fo:margin-left="0cm" fo:margin-right="0cm" fo:text-align="center" style:justify-single-word="false" fo:text-indent="0.081cm" style:auto-text-indent="false"/>
    </style:style>
    <style:style style:name="P15" style:family="paragraph" style:parent-style-name="Standard">
      <style:paragraph-properties fo:margin-left="1.081cm" fo:margin-right="0cm" fo:text-indent="0cm" style:auto-text-indent="false"/>
    </style:style>
    <style:style style:name="P16" style:family="paragraph" style:parent-style-name="Standard">
      <style:paragraph-properties fo:margin-left="0cm" fo:margin-right="-0.102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.005cm" fo:margin-right="-0.102cm" fo:text-align="center" style:justify-single-word="false" fo:text-indent="0cm" style:auto-text-indent="false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background-color="#ffffff" fo:padding-left="0cm" fo:padding-right="0cm" fo:padding-top="0cm" fo:padding-bottom="0.035cm" fo:border-left="none" fo:border-right="none" fo:border-top="none" fo:border-bottom="1.5pt solid #00000a">
        <style:tab-stops>
          <style:tab-stop style:position="1.016cm"/>
          <style:tab-stop style:position="1.752cm"/>
        </style:tab-stops>
      </style:paragraph-properties>
      <style:text-properties fo:color="#000000" fo:letter-spacing="-0.005cm" style:font-style-complex="italic" style:font-weight-complex="bold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Style4">
      <style:paragraph-properties fo:margin-left="8.306cm" fo:margin-right="0.635cm" fo:line-height="100%" fo:orphans="2" fo:widows="2" fo:text-indent="0cm" style:auto-text-indent="false"/>
    </style:style>
    <style:style style:name="P21" style:family="paragraph" style:parent-style-name="ConsPlusNormal">
      <style:paragraph-properties fo:margin-left="0cm" fo:margin-right="0cm" fo:text-align="justify" style:justify-single-word="false" fo:orphans="2" fo:widows="2" fo:text-indent="1.251cm" style:auto-text-indent="false"/>
    </style:style>
    <style:style style:name="P22" style:family="paragraph" style:parent-style-name="List_20_Paragraph">
      <style:paragraph-properties fo:text-align="justify" style:justify-single-word="false">
        <style:tab-stops>
          <style:tab-stop style:position="2.501cm"/>
        </style:tab-stops>
      </style:paragraph-properties>
    </style:style>
    <style:style style:name="P23" style:family="paragraph" style:parent-style-name="List_20_Paragraph">
      <style:paragraph-properties fo:margin-left="0cm" fo:margin-right="0cm" fo:text-indent="0cm" style:auto-text-indent="false"/>
    </style:style>
    <style:style style:name="P24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25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26" style:family="paragraph" style:parent-style-name="List_20_Paragraph">
      <style:paragraph-properties fo:margin-left="0cm" fo:margin-right="0cm" fo:text-align="justify" style:justify-single-word="false" fo:text-indent="0cm" style:auto-text-indent="false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  <style:text-properties fo:font-size="12pt" style:font-size-asian="12pt" style:font-size-complex="12pt"/>
    </style:style>
    <style:style style:name="P28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2.501cm"/>
        </style:tab-stops>
      </style:paragraph-properties>
    </style:style>
    <style:style style:name="P29" style:family="paragraph" style:parent-style-name="List_20_Paragraph">
      <style:paragraph-properties fo:margin-left="0cm" fo:margin-right="0cm" fo:text-align="center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List_20_Paragraph">
      <style:paragraph-properties fo:margin-left="0cm" fo:margin-right="0cm" fo:text-align="justify" style:justify-single-word="false" fo:text-indent="1.249cm" style:auto-text-indent="false">
        <style:tab-stops>
          <style:tab-stop style:position="2.251cm"/>
        </style:tab-stops>
      </style:paragraph-properties>
    </style:style>
    <style:style style:name="P31" style:family="paragraph" style:parent-style-name="List_20_Paragraph">
      <style:paragraph-properties fo:margin-left="0cm" fo:margin-right="0cm" fo:text-align="justify" style:justify-single-word="false" fo:text-indent="1.249cm" style:auto-text-indent="false">
        <style:tab-stops>
          <style:tab-stop style:position="2.251cm"/>
        </style:tab-stops>
      </style:paragraph-properties>
      <style:text-properties fo:font-size="12pt" style:font-size-asian="12pt" style:font-size-complex="12pt"/>
    </style:style>
    <style:style style:name="P3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size-complex="12pt"/>
    </style:style>
    <style:style style:name="T8" style:family="text">
      <style:text-properties fo:color="#000000" fo:letter-spacing="-0.005cm" style:font-style-complex="italic" style:font-weight-complex="bold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GoBack"/><text:span text:style-name="T1">АННОТАЦИЯ </text:span></text:p>
      <text:p text:style-name="P4"><text:span text:style-name="T1">ОБРАЗОВАТЕЛЬНОЙ ПРОГРАММЫ ДИСЦИПЛИНЫ </text:span></text:p>
      <text:p text:style-name="P4"><text:span text:style-name="T1">(РАБОЧЕЙ УЧЕБНОЙ ПРОГРАММЫ)</text:span></text:p>
      <text:p text:style-name="P5"/>
      <text:p text:style-name="P4"><text:span text:style-name="T2">КУЛЬТУРА ОРГАНИЗАЦИИ ТЕХНИЧЕСКОГО ОБСЛУЖИВАНИЯ И РЕМОНТА АВТОМОБИЛЕ В АВТОТРАНСПОРТНЫХ ПРЕДПРИЯТИЯХ</text:span></text:p>
      <text:p text:style-name="Standard"/>
      <text:p text:style-name="P8"><text:span text:style-name="T2">Направление подготовки</text:span>: <text:tab/><text:tab/><text:span text:style-name="T3">190600.62 - Эксплуатация транспортно-</text:span></text:p>
      <text:p text:style-name="P8"><text:s text:c="61"/><text:span text:style-name="T3">технологических машин и комплексов</text:span></text:p>
      <text:p text:style-name="P8"><text:span text:style-name="T2">Профиль подготовки</text:span>: <text:tab/><text:tab/><text:span text:style-name="T3">Автомобили и автомобильное хозяйство</text:span></text:p>
      <text:p text:style-name="P8"><text:span text:style-name="T2">Квалификация (степень) </text:span><text:tab/><text:tab/><text:span text:style-name="T3">Бакалавр <text:s/></text:span></text:p>
      <text:p text:style-name="P8"/>
      <text:p text:style-name="P10"><text:span text:style-name="T2">1. Цели и задачи освоения дисциплины. </text:span></text:p>
      <text:p text:style-name="P10">Целью дисциплины "Культура организации технического обслуживания и ремонта автомобилей в автотранспортных предприятиях " является получение студентами новых знаний по формированию структуры и организации деятельности автотранспортных предприятий, обеспечения их конкурентоспособности, а также в области сертификации услуг и систем менеджмента качества.</text:p>
      <text:p text:style-name="P10">Задачей освоения дисциплины является подготовка студента к самостоятельной работе в автотранспортных предприятиях.</text:p>
      <text:p text:style-name="P10"/>
      <text:p text:style-name="P10"><text:span text:style-name="T2">2. Компетенции обучающегося, формируемые освоения дисциплины. </text:span></text:p>
      <text:p text:style-name="P21"><text:span text:style-name="T5">Выпускник должен обладать следующими общекультурными компетенциями (ОК):</text:span></text:p>
      <text:p text:style-name="P21"><text:span text:style-name="T5">владеет культурой мышления, способен к обобщению, анализу, восприятию информации, постановке цели и выбору путей ее достижения (ОК-1);</text:span></text:p>
      <text:p text:style-name="P21"><text:span text:style-name="T5">готов к кооперации с коллегами, работе в коллективе (ОК-3).</text:span></text:p>
      <text:p text:style-name="P10">Выпускник должен обладать следующей профессиональной компетенцией (ПК):</text:p>
      <text:p text:style-name="P21"><text:soft-page-break/><text:span text:style-name="T5">владеет знаниями организационной структуры, методов управления и регулирования, критериев эффективности применительно к конкретным видам транспортных и технологических машин (ПК-13).</text:span></text:p>
      <text:p text:style-name="P10"/>
      <text:p text:style-name="P10">В результате освоения программы дисциплины обучающийся должен:</text:p>
      <text:p text:style-name="P10">знать:<text:span text:style-name="T4"> </text:span></text:p>
      <text:p text:style-name="P10"><text:span text:style-name="T4">- основные положения и нормативную документацию необходимую для организации автотранспортного предприятия и его функционирования;</text:span></text:p>
      <text:p text:style-name="P10"><text:span text:style-name="T4">- требования, предъявляемые к автотранспортным предприятиям на современном рынке;</text:span></text:p>
      <text:p text:style-name="P10"><text:span text:style-name="T4">- информационное обеспечение деятельности автотранспортного предприятия;</text:span></text:p>
      <text:p text:style-name="P10"><text:span text:style-name="T4">- особенности технического обслуживания и ремонта грузовых, специальных, строительно-дорожных и сельскохозяйственных машин;</text:span></text:p>
      <text:p text:style-name="P10"><text:span text:style-name="T4">- правила и систему сертификации услуг по техническому облуживанию и ремонту автотранспортных средств;</text:span></text:p>
      <text:p text:style-name="P10"><text:span text:style-name="T4">- организацию и сертификацию систем менеджмента качества;</text:span></text:p>
      <text:p text:style-name="P10"><text:span text:style-name="T4">- технологическое содержание, правила и условия выполнения работ (предоставления услуг) по техническому обслуживанию и ремонту автомототранспортных средств;</text:span></text:p>
      <text:p text:style-name="P10"><text:span text:style-name="T4">- основы маркетинга в автотранспортном предприятии.</text:span></text:p>
      <text:p text:style-name="P10">уметь: </text:p>
      <text:p text:style-name="P10">- оценить перспективы создания автотранспортного предприятия или выявить причины существующих недостатков и принять меры по их устранению и повышению эффективности предприятия;</text:p>
      <text:p text:style-name="P10">- подготовить документацию необходимую для создания автотранспортного предприятия и в процессе его функционирования;</text:p>
      <text:p text:style-name="P10">- организовать работу предприятия соответственно положениям государственных стандартов, правил обязательной сертификации, стандартов ИСО 9000, правил и норм охраны труда, техники безопасности, производственной санитарии и противопожарной защиты;</text:p>
      <text:p text:style-name="P10">- организовать работу по повышению квалификации работников;</text:p>
      <text:p text:style-name="P10">- консультировать по вопросам проектирования автотранспортного предприятия, разработке и реализации прогрессивных технологических процессов;</text:p>
      <text:p text:style-name="P10">- внедрять передовой опыт и достижения техники в работу автотранспортного предприятия.</text:p>
      <text:p text:style-name="Standard"/>
      <text:p text:style-name="P11"><text:span text:style-name="T2">3. Основная структура дисциплины.</text:span>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rows-spanned="3" office:value-type="string">
            <text:p text:style-name="P4">Вид учебной работы</text:p>
          </table:table-cell>
          <table:table-cell table:style-name="Table1.B1" table:number-columns-spanned="2" office:value-type="string">
            <text:p text:style-name="P4">Трудоемкость, часов</text:p>
          </table:table-cell>
          <table:covered-table-cell/>
        </table:table-row>
        <table:table-row table:style-name="Table1.1">
          <table:covered-table-cell/>
          <table:table-cell table:style-name="Table1.B2" table:number-rows-spanned="2" office:value-type="string">
            <text:p text:style-name="P14">Всего</text:p>
          </table:table-cell>
          <table:table-cell table:style-name="Table1.C2" office:value-type="string">
            <text:p text:style-name="P4">Семестр</text:p>
          </table:table-cell>
        </table:table-row>
        <table:table-row table:style-name="Table1.1">
          <table:covered-table-cell/>
          <table:covered-table-cell/>
          <table:table-cell table:style-name="Table1.C3" office:value-type="string">
            <text:p text:style-name="P4">6</text:p>
          </table:table-cell>
        </table:table-row>
        <table:table-row table:style-name="Table1.4">
          <table:table-cell table:style-name="Table1.A4" office:value-type="string">
            <text:p text:style-name="Standard">Общая трудоемкость дисциплины</text:p>
          </table:table-cell>
          <table:table-cell table:style-name="Table1.B4" office:value-type="string">
            <text:p text:style-name="P4">108</text:p>
          </table:table-cell>
          <table:table-cell table:style-name="Table1.C4" office:value-type="string">
            <text:p text:style-name="P4">108</text:p>
          </table:table-cell>
        </table:table-row>
        <table:table-row table:style-name="Table1.5">
          <table:table-cell table:style-name="Table1.A5" office:value-type="string">
            <text:p text:style-name="Standard">Аудиторные занятия, в том числе:</text:p>
          </table:table-cell>
          <table:table-cell table:style-name="Table1.B5" office:value-type="string">
            <text:p text:style-name="P4">36</text:p>
          </table:table-cell>
          <table:table-cell table:style-name="Table1.C5" office:value-type="string">
            <text:p text:style-name="P4">36</text:p>
          </table:table-cell>
        </table:table-row>
        <table:table-row table:style-name="Table1.6">
          <table:table-cell table:style-name="Table1.A6" office:value-type="string">
            <text:p text:style-name="P15">лекции</text:p>
          </table:table-cell>
          <table:table-cell table:style-name="Table1.B6" office:value-type="string">
            <text:p text:style-name="P4">18</text:p>
          </table:table-cell>
          <table:table-cell table:style-name="Table1.C6" office:value-type="string">
            <text:p text:style-name="P4">18</text:p>
          </table:table-cell>
        </table:table-row>
        <table:table-row table:style-name="Table1.7">
          <table:table-cell table:style-name="Table1.A7" office:value-type="string">
            <text:p text:style-name="P15">практические занятия</text:p>
          </table:table-cell>
          <table:table-cell table:style-name="Table1.B7" office:value-type="string">
            <text:p text:style-name="P4">18</text:p>
          </table:table-cell>
          <table:table-cell table:style-name="Table1.C7" office:value-type="string">
            <text:p text:style-name="P4">18</text:p>
          </table:table-cell>
        </table:table-row>
        <table:table-row table:style-name="Table1.8">
          <table:table-cell table:style-name="Table1.A8" office:value-type="string">
            <text:p text:style-name="Standard">Самостоятельная работа </text:p>
          </table:table-cell>
          <table:table-cell table:style-name="Table1.B8" office:value-type="string">
            <text:p text:style-name="P4">36</text:p>
          </table:table-cell>
          <table:table-cell table:style-name="Table1.C8" office:value-type="string">
            <text:p text:style-name="P4">36</text:p>
          </table:table-cell>
        </table:table-row>
        <table:table-row table:style-name="Table1.9">
          <table:table-cell table:style-name="Table1.A9" office:value-type="string">
            <text:p text:style-name="Standard">Вид итогового контроля по дисциплине</text:p>
          </table:table-cell>
          <table:table-cell table:style-name="Table1.B9" office:value-type="string">
            <text:p text:style-name="P4"/>
          </table:table-cell>
          <table:table-cell table:style-name="Table1.C9" office:value-type="string">
            <text:p text:style-name="P4">Экзамен</text:p>
          </table:table-cell>
        </table:table-row>
      </table:table>
      <text:p text:style-name="Standard"/>
      <text:p text:style-name="P12"><text:span text:style-name="T2">4. Содержание дисциплины.</text:span></text:p>
      <text:p text:style-name="P12"><text:span text:style-name="T2">4.1. Краткий перечень основных разделов и тем (дидактических единиц) теоретической части дисциплины. </text:span></text:p>
      <text:p text:style-name="P9">1 ВВЕДЕНИЕ</text:p>
      <text:p text:style-name="P9">1.1 Сущность и эффективность автотранспортного предприятия </text:p>
      <text:p text:style-name="P9">1.2 Этапы и концепции развития </text:p>
      <text:p text:style-name="P9">1.3 Особенности развития автотранспортных предприятий в Европе </text:p>
      <text:p text:style-name="P9">1.4 Особенности автотранспортных предприятий США </text:p>
      <text:p text:style-name="P9">2. КЛАССИФИКАЦИЯ АВТОТРАНСПОРТНЫХ ПРЕДПРИЙ</text:p>
      <text:p text:style-name="P9">2.1 Регламентирующие документы и практика </text:p>
      <text:p text:style-name="P9">2.2 Типы автотранспортного предприятий. Виды автотранспортных предприятий по мощности </text:p>
      <text:p text:style-name="P9">2.3 Виды автотранспортных предприятий по принадлежности </text:p>
      <text:p text:style-name="P9">2.3.1 Грузовое автотранспортное предприятие </text:p>
      <text:p text:style-name="P9">2.3.2 Пассажирское автотранспортное предприятие</text:p>
      <text:p text:style-name="P9">2.4 Зарубежный опыт развития автотранспортных предприятий</text:p>
      <text:p text:style-name="P9">2.5 Классификация автотранспортных предприятий по категориям </text:p>
      <text:p text:style-name="P9">3 АВТОМОБИЛИЗАЦИЯ, РЫНОК, КОНКУРЕНЦИЯ </text:p>
      <text:p text:style-name="P9">3.1 Характеристика рынка </text:p>
      <text:p text:style-name="P9">3.1.1 Определение емкости рынка и мощности автотранспортного предприятия</text:p>
      <text:p text:style-name="P9">3.1.2 Оценка перспектив прироста парка и емкости рынка </text:p>
      <text:p text:style-name="P9"><text:soft-page-break/>3.1.3 Специфика формирования российского рынка автотранспортных предприятий </text:p>
      <text:p text:style-name="P9">3.2 Конкурентоспособность автотранспортных предприятий </text:p>
      <text:p text:style-name="P9">3.2.1Сущность конкуренции </text:p>
      <text:p text:style-name="P9">3.2.2 Факторы конкурентоспособности автотранспортных предприятий </text:p>
      <text:p text:style-name="P9">3.2.3 Создание конкурентных преимуществ </text:p>
      <text:p text:style-name="P9">3.2.4 Конкурентная среда </text:p>
      <text:p text:style-name="P9">4 БИЗНЕС ПЛАН СОЗДАНИЯ АВТОТРАНСПОРТНОГО ПРЕДПРИЯТИЯ </text:p>
      <text:p text:style-name="P9">4.1 Востребованность проектирования </text:p>
      <text:p text:style-name="P9">4.2 Какие АТП выгодно создавать </text:p>
      <text:p text:style-name="P9">4.3 Содержание и порядок разработки бизнес-плана </text:p>
      <text:p text:style-name="P9">4.4 Пример бизнес-плана автотранспортного предприятия </text:p>
      <text:p text:style-name="P9">4.5 Кредит банка</text:p>
      <text:p text:style-name="Standard"/>
      <text:p text:style-name="P11"><text:span text:style-name="T2">4.2. Перечень рекомендуемых практических занятий </text:span></text:p>
      <text:p text:style-name="P12">Практическая работа № 1. Сравнение развития автотранспортных предприятий в различных странах.</text:p>
      <text:p text:style-name="P12">Практическая работа № 2. Торгово-сервисные системы зарубежных автокомпаний.</text:p>
      <text:p text:style-name="P12">Практическая работа № 3. Анализ видов автотранспортных предприятий.</text:p>
      <text:p text:style-name="P12">Практическая работа № 4. Виды автотранспортных предприятий в регионе. Примеры.</text:p>
      <text:p text:style-name="P12">Практическая работа № 5. Анализ грузовых автотранспортных предприятий в регионе.</text:p>
      <text:p text:style-name="P12">Практическая работа № 6. Анализ пассажирских автотранспортных предприятий в регионе.</text:p>
      <text:p text:style-name="P12">Практическая работа № 7. Анализ автосервисных предприятий в регионе.</text:p>
      <text:p text:style-name="P12"><text:soft-page-break/>Практическая работа № 8. Анализ и примеры дилерских центров в регионе.</text:p>
      <text:p text:style-name="P12">Практическая работа № 9. Определение категории автотранспортных предприятий региона.</text:p>
      <text:p text:style-name="P12">Практическая работа № 10. Требования, предъявляемые к автотранспортным предприятиям.</text:p>
      <text:p text:style-name="P12">Практическая работа № 11. Подбор методов повышения конкурентоспособности выбранного предприятия.</text:p>
      <text:p text:style-name="P12"/>
      <text:p text:style-name="P12"><text:span text:style-name="T2">4.3. Перечень рекомендуемых видов самостоятельной работы <text:s/></text:span></text:p>
      <text:p text:style-name="P24"><text:span text:style-name="T6"><text:tab/>Самостоятельная работа студента заключается в подготовке и написании отчёта, в котором студент должен охарактеризовать выбранное самостоятельно автотранспортное предприятие. В отчёте студент должен описать выбранное автотранспортное предприятие, отнести его к определённому виду и категории, проанализировать его работу, определить основных конкурентов и предложить методы повышения его конкурентоспособности.</text:span></text:p>
      <text:p text:style-name="P25"/>
      <text:p text:style-name="P12"><text:span text:style-name="T2">5. Образовательные технологии, применяемые для реализации программы. </text:span></text:p>
      <text:p text:style-name="P9">1. Чтение лекций;</text:p>
      <text:p text:style-name="P9">2. Проведение практических занятий;</text:p>
      <text:p text:style-name="P9">3. Коллективные и индивидуальные консультации.</text:p>
      <text:p text:style-name="P12"/>
      <text:p text:style-name="P12"><text:span text:style-name="T2">6. Оценочные средства и технологии.</text:span></text:p>
      <text:p text:style-name="P30"><text:span text:style-name="T6">Допуском к экзамену является защищенный студентом отчёт по самостоятельной работе и отчёты по практическим работам.</text:span></text:p>
      <text:p text:style-name="P30"><text:span text:style-name="T6">Во время экзамена для оценки знаний студентов используются билеты, содержащие по два проблемных вопроса, на которые студент должен развёрнуто ответить, снабжая ответ, при необходимости, иллюстрациями и зависимостями. <text:s text:c="2"/></text:span></text:p>
      <text:p text:style-name="P22"><text:span text:style-name="T6">Пример билета: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rows-spanned="2" office:value-type="string">
            <text:p text:style-name="P28"><draw:frame text:anchor-type="as-char" draw:z-index="0" draw:style-name="gr1" draw:text-style-name="P32" svg:width="4.472cm" svg:height="3.335cm"><draw:image xlink:href="Pictures/200000A5000031BC00002527850399D28F426D05.wmf" xlink:type="simple" xlink:show="embed" xlink:actuate="onLoad"><text:p/></draw:image></draw:frame></text:p>
          </table:table-cell>
          <table:table-cell table:style-name="Table2.A1" office:value-type="string">
            <text:p text:style-name="P16">«УТВЕРЖДАЮ»</text:p>
            <text:p text:style-name="P16">Заведующий кафедрой АТ</text:p>
            <text:p text:style-name="P16">___________________________</text:p>
            <text:p text:style-name="P16">д.т.н., профессор А.И. Федотов</text:p>
          </table:table-cell>
        </table:table-row>
        <table:table-row table:style-name="Table2.2">
          <table:covered-table-cell/>
          <table:table-cell table:style-name="Table2.A1" table:number-rows-spanned="2" office:value-type="string">
            <text:p text:style-name="P16"/>
            <text:p text:style-name="P16">БИЛЕТ № <text:span text:style-name="T3">1</text:span></text:p>
            <text:p text:style-name="P17">по дисциплине: «Культура </text:p>
            <text:p text:style-name="P17">организации автосервиса»</text:p>
            <text:p text:style-name="Обычный_20__2b__20_12_20_pt_20_Знак_20_Знак"><text:span text:style-name="T7"><text:s text:c="9"/></text:span></text:p>
            <text:p text:style-name="P2"><text:span text:style-name="T7">Профиль 190600 «Автосервис»</text:span></text:p>
          </table:table-cell>
        </table:table-row>
        <table:table-row table:style-name="Table2.3">
          <table:table-cell table:style-name="Table2.A1" office:value-type="string">
            <text:p text:style-name="P16">Министерство образования и науки Российской </text:p>
            <text:p text:style-name="P16">Федерации</text:p>
            <text:p text:style-name="P16">Национальный исследовательский Иркутский </text:p>
            <text:p text:style-name="P16">Государственный технический университет</text:p>
            <text:p text:style-name="P28"><text:span text:style-name="T6">664074, г. Иркутск, Лермонтова 83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8"/>
            <text:p text:style-name="P7"><text:span text:style-name="T8">1. Охарактеризуйте грузовое </text:span>автотранспортное предприятие.</text:p>
            <text:p text:style-name="P7">2. Какие категории автотранспортных предприятий существуют?</text:p>
            <text:p text:style-name="P18"/>
            <text:p text:style-name="P7"/>
          </table:table-cell>
          <table:covered-table-cell/>
        </table:table-row>
        <table:table-row table:style-name="Table2.5">
          <table:table-cell table:style-name="Table2.A1" office:value-type="string">
            <text:p text:style-name="P29"><text:span text:style-name="T6">Билет составил:</text:span></text:p>
            <text:p text:style-name="P29"><text:span text:style-name="T6">к.т.н., доцент Е.М.Портнягин </text:span></text:p>
            <text:p text:style-name="P28"><text:span text:style-name="T6">«___»__________20___г.</text:span></text:p>
          </table:table-cell>
          <table:table-cell table:style-name="Table2.A1" office:value-type="string">
            <text:p text:style-name="P26"/>
          </table:table-cell>
        </table:table-row>
      </table:table>
      <text:p text:style-name="P31"/>
      <text:p text:style-name="P30"><text:span text:style-name="T6">Студенту зачитывается дисциплина, если уровень ее освоения, соответствует положительной оценке (удовлетворительно, хорошо либо отлично):</text:span></text:p>
      <text:p text:style-name="P23"><text:span text:style-name="T6">– оценка неудовлетворительно <text:s text:c="3"/>менее 70% правильных ответов по билету; </text:span></text:p>
      <text:p text:style-name="P23"><text:span text:style-name="T6">– удовлетворительно <text:tab/> <text:s text:c="8"/>от 70% до 79% правильных ответов по билету; <text:s/></text:span></text:p>
      <text:p text:style-name="P23"><text:span text:style-name="T6">– хорошо<text:tab/><text:tab/><text:tab/> <text:s text:c="8"/>от 80% до 89% правильных ответов по билету;</text:span></text:p>
      <text:p text:style-name="P23"><text:span text:style-name="T6">– отлично<text:tab/><text:tab/><text:tab/> <text:s text:c="12"/>90% и более правильных ответов по билету.</text:span></text:p>
      <text:p text:style-name="P13"/>
      <text:p text:style-name="P12"><text:span text:style-name="T2">7. Рекомендуемое информационное обеспечение дисциплины</text:span></text:p>
      <text:p text:style-name="P6">1. Дехтеринский А.В. Ремонт автомобилей. – М.: Транспорт. – 1992. – 295 с</text:p>
      <text:p text:style-name="P6">2. Канарчук А.А., Курников И.П. и др. Техническое обслуживание, ремонт и хранение автомобилей. Киев: 1991.</text:p>
      <text:p text:style-name="P6">3. Марков О.Д. Автосервис. Рынок. Автомобиль. Клиент. – М. Транспорт:199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font-size-complex="12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 fo:orphans="2" fo:widows="2"/>
      <style:text-properties fo:font-size="14pt" fo:font-weight="bold" style:font-size-asian="14pt" style:font-weight-asian="bold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cm" loext:contextual-spacing="false" fo:line-height="150%" fo:text-align="center" style:justify-single-word="false" fo:orphans="0" fo:widows="0" fo:keep-with-next="always"/>
      <style:text-properties style:font-name="Arial" fo:font-family="Arial" style:font-family-generic="roman" style:font-pitch="variable" fo:font-size="12pt" style:font-size-asian="12pt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orphans="2" fo:widows="2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keep-with-next="always" style:punctuation-wrap="hanging" style:vertical-align="baseline"/>
      <style:text-properties fo:font-size="14pt" style:font-size-asian="14pt" style:font-size-complex="10pt"/>
    </style:style>
    <style:style style:name="Heading_20_5" style:display-name="Heading 5" style:family="paragraph" style:parent-style-name="Standard" style:default-outline-level="1" style:class="text">
      <style:paragraph-properties fo:text-align="justify" style:justify-single-word="false" fo:orphans="2" fo:widows="2" fo:keep-with-next="always"/>
      <style:text-properties fo:font-weight="bold" style:font-weight-asian="bold" style:font-weight-complex="bold"/>
    </style:style>
    <style:style style:name="Style2" style:family="paragraph" style:parent-style-name="Standard" style:default-outline-level="">
      <style:paragraph-properties fo:line-height="0.855cm" fo:text-align="center" style:justify-single-word="false"/>
    </style:style>
    <style:style style:name="Style3" style:family="paragraph" style:parent-style-name="Standard" style:default-outline-level=""/>
    <style:style style:name="Style4" style:family="paragraph" style:parent-style-name="Standard" style:default-outline-level="">
      <style:paragraph-properties fo:line-height="0.474cm" fo:text-align="justify" style:justify-single-word="false"/>
    </style:style>
    <style:style style:name="Style7" style:family="paragraph" style:parent-style-name="Standard" style:default-outline-level="">
      <style:paragraph-properties fo:margin-left="0cm" fo:margin-right="0cm" fo:line-height="0.864cm" fo:text-indent="0.686cm" style:auto-text-indent="false"/>
    </style:style>
    <style:style style:name="Style8" style:family="paragraph" style:parent-style-name="Standard" style:default-outline-level="">
      <style:paragraph-properties fo:text-align="center" style:justify-single-word="false"/>
    </style:style>
    <style:style style:name="Style11" style:family="paragraph" style:parent-style-name="Standard" style:default-outline-level=""/>
    <style:style style:name="Style12" style:family="paragraph" style:parent-style-name="Standard" style:default-outline-level=""/>
    <style:style style:name="Style14" style:family="paragraph" style:parent-style-name="Standard" style:default-outline-level="">
      <style:paragraph-properties fo:text-align="center" style:justify-single-word="false"/>
    </style:style>
    <style:style style:name="Style15" style:family="paragraph" style:parent-style-name="Standard" style:default-outline-level="">
      <style:paragraph-properties fo:line-height="0.466cm" fo:text-align="justify" style:justify-single-word="false"/>
    </style:style>
    <style:style style:name="Style16" style:family="paragraph" style:parent-style-name="Standard" style:default-outline-level="">
      <style:paragraph-properties fo:margin-left="0cm" fo:margin-right="0cm" fo:line-height="0.462cm" fo:text-indent="-0.974cm" style:auto-text-indent="false"/>
    </style:style>
    <style:style style:name="Style17" style:family="paragraph" style:parent-style-name="Standard" style:default-outline-level=""/>
    <style:style style:name="Style18" style:family="paragraph" style:parent-style-name="Standard" style:default-outline-level="">
      <style:paragraph-properties fo:margin-left="0cm" fo:margin-right="0cm" fo:line-height="0.466cm" fo:text-align="justify" style:justify-single-word="false" fo:text-indent="-0.744cm" style:auto-text-indent="false"/>
    </style:style>
    <style:style style:name="Style20" style:family="paragraph" style:parent-style-name="Standard" style:default-outline-level=""/>
    <style:style style:name="Style21" style:family="paragraph" style:parent-style-name="Standard" style:default-outline-level=""/>
    <style:style style:name="Style22" style:family="paragraph" style:parent-style-name="Standard" style:default-outline-level=""/>
    <style:style style:name="Style23" style:family="paragraph" style:parent-style-name="Standard" style:default-outline-level="">
      <style:paragraph-properties fo:text-align="justify" style:justify-single-word="false"/>
    </style:style>
    <style:style style:name="Style24" style:family="paragraph" style:parent-style-name="Standard" style:default-outline-level="">
      <style:paragraph-properties fo:margin-left="0cm" fo:margin-right="0cm" fo:line-height="0.457cm" fo:text-indent="-0.974cm" style:auto-text-indent="false"/>
    </style:style>
    <style:style style:name="Style26" style:family="paragraph" style:parent-style-name="Standard" style:default-outline-level="">
      <style:paragraph-properties fo:margin-left="0cm" fo:margin-right="0cm" fo:line-height="0.448cm" fo:text-align="justify" style:justify-single-word="false" fo:text-indent="1.27cm" style:auto-text-indent="false"/>
    </style:style>
    <style:style style:name="Style27" style:family="paragraph" style:parent-style-name="Standard" style:default-outline-level="">
      <style:paragraph-properties fo:margin-left="0cm" fo:margin-right="0cm" fo:line-height="0.466cm" fo:text-indent="-0.974cm" style:auto-text-indent="false"/>
    </style:style>
    <style:style style:name="Style28" style:family="paragraph" style:parent-style-name="Standard" style:default-outline-level="">
      <style:paragraph-properties fo:margin-left="0cm" fo:margin-right="0cm" fo:line-height="0.448cm" fo:text-indent="0.508cm" style:auto-text-indent="false"/>
    </style:style>
    <style:style style:name="Style30" style:family="paragraph" style:parent-style-name="Standard" style:default-outline-level="">
      <style:paragraph-properties fo:margin-left="0cm" fo:margin-right="0cm" fo:line-height="0.406cm" fo:text-indent="0.466cm" style:auto-text-indent="false"/>
    </style:style>
    <style:style style:name="Style31" style:family="paragraph" style:parent-style-name="Standard" style:default-outline-level="">
      <style:paragraph-properties fo:margin-left="0cm" fo:margin-right="0cm" fo:line-height="0.466cm" fo:text-align="justify" style:justify-single-word="false" fo:text-indent="-2.997cm" style:auto-text-indent="false"/>
    </style:style>
    <style:style style:name="Style32" style:family="paragraph" style:parent-style-name="Standard" style:default-outline-level="">
      <style:paragraph-properties fo:margin-left="0cm" fo:margin-right="0cm" fo:line-height="0.406cm" fo:text-indent="0.245cm" style:auto-text-indent="false"/>
    </style:style>
    <style:style style:name="Style33" style:family="paragraph" style:parent-style-name="Standard" style:default-outline-level="">
      <style:paragraph-properties fo:margin-left="0cm" fo:margin-right="0cm" fo:line-height="0.49cm" fo:text-indent="-1.753cm" style:auto-text-indent="false"/>
    </style:style>
    <style:style style:name="Style40" style:family="paragraph" style:parent-style-name="Standard" style:default-outline-level="">
      <style:paragraph-properties fo:margin-left="0cm" fo:margin-right="0cm" fo:line-height="0.624cm" fo:text-align="justify" style:justify-single-word="false" fo:text-indent="0.998cm" style:auto-text-indent="false"/>
    </style:style>
    <style:style style:name="Style42" style:family="paragraph" style:parent-style-name="Standard" style:default-outline-level="">
      <style:paragraph-properties fo:margin-left="0cm" fo:margin-right="0cm" fo:line-height="0.635cm" fo:text-indent="-0.753cm" style:auto-text-indent="false"/>
    </style:style>
    <style:style style:name="Style43" style:family="paragraph" style:parent-style-name="Standard" style:default-outline-level="">
      <style:paragraph-properties fo:margin-left="0cm" fo:margin-right="0cm" fo:line-height="0.487cm" fo:text-align="justify" style:justify-single-word="false" fo:text-indent="-0.753cm" style:auto-text-indent="false"/>
    </style:style>
    <style:style style:name="Style45" style:family="paragraph" style:parent-style-name="Standard" style:default-outline-level="">
      <style:paragraph-properties fo:margin-left="0cm" fo:margin-right="0cm" fo:line-height="0.483cm" fo:text-indent="-0.753cm" style:auto-text-indent="false"/>
    </style:style>
    <style:style style:name="Style46" style:family="paragraph" style:parent-style-name="Standard" style:default-outline-level="">
      <style:paragraph-properties fo:margin-left="0cm" fo:margin-right="0cm" fo:line-height="0.575cm" fo:text-indent="-0.49cm" style:auto-text-indent="false"/>
    </style:style>
    <style:style style:name="Style48" style:family="paragraph" style:parent-style-name="Standard" style:default-outline-level="">
      <style:paragraph-properties fo:margin-left="0cm" fo:margin-right="0cm" fo:line-height="0.448cm" fo:text-align="justify" style:justify-single-word="false" fo:text-indent="-0.49cm" style:auto-text-indent="false"/>
    </style:style>
    <style:style style:name="Style50" style:family="paragraph" style:parent-style-name="Standard" style:default-outline-level="">
      <style:paragraph-properties fo:margin-left="0cm" fo:margin-right="0cm" fo:line-height="0.446cm" fo:text-indent="1.025cm" style:auto-text-indent="false"/>
    </style:style>
    <style:style style:name="Style51" style:family="paragraph" style:parent-style-name="Standard" style:default-outline-level="">
      <style:paragraph-properties fo:margin-left="0cm" fo:margin-right="0cm" fo:line-height="0.483cm" fo:text-align="justify" style:justify-single-word="false" fo:text-indent="-1.245cm" style:auto-text-indent="false"/>
    </style:style>
    <style:style style:name="Style52" style:family="paragraph" style:parent-style-name="Standard" style:default-outline-level="">
      <style:paragraph-properties fo:margin-left="0cm" fo:margin-right="0cm" fo:line-height="0.446cm" fo:text-align="justify" style:justify-single-word="false" fo:text-indent="0.998cm" style:auto-text-indent="false"/>
    </style:style>
    <style:style style:name="Style55" style:family="paragraph" style:parent-style-name="Standard" style:default-outline-level=""/>
    <style:style style:name="Style57" style:family="paragraph" style:parent-style-name="Standard" style:default-outline-level="">
      <style:paragraph-properties fo:margin-left="0cm" fo:margin-right="0cm" fo:line-height="0.49cm" fo:text-align="justify" style:justify-single-word="false" fo:text-indent="0.982cm" style:auto-text-indent="false"/>
    </style:style>
    <style:style style:name="Style59" style:family="paragraph" style:parent-style-name="Standard" style:default-outline-level="">
      <style:paragraph-properties fo:line-height="0.58cm"/>
    </style:style>
    <style:style style:name="Style61" style:family="paragraph" style:parent-style-name="Standard" style:default-outline-level="">
      <style:paragraph-properties fo:margin-left="0cm" fo:margin-right="0cm" fo:line-height="0.457cm" fo:text-indent="-0.998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cm" fo:margin-right="0cm" fo:text-align="justify" style:justify-single-word="false" fo:orphans="2" fo:widows="2" fo:text-indent="0.561cm" style:auto-text-indent="false"/>
      <style:text-properties fo:font-weight="bold" style:language-asian="en" style:country-asian="US" style:font-weight-asian="bold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0.751cm" fo:margin-right="0cm" fo:line-height="150%" fo:text-align="justify" style:justify-single-word="false" fo:orphans="2" fo:widows="2" fo:text-indent="-0.751cm" style:auto-text-indent="false"/>
      <style:text-properties style:font-name="Arial" fo:font-family="Arial" style:font-family-generic="roman" style:font-pitch="variable" style:font-size-complex="10pt"/>
    </style:style>
    <style:style style:name="Style9" style:family="paragraph" style:parent-style-name="Standard" style:default-outline-level="">
      <style:paragraph-properties fo:margin-left="0cm" fo:margin-right="0cm" fo:line-height="0.702cm" fo:text-indent="0.263cm" style:auto-text-indent="false"/>
    </style:style>
    <style:style style:name="Style25" style:family="paragraph" style:parent-style-name="Standard" style:default-outline-level=""/>
    <style:style style:name="Style34" style:family="paragraph" style:parent-style-name="Standard" style:default-outline-level="">
      <style:paragraph-properties fo:text-align="center" style:justify-single-word="false"/>
    </style:style>
    <style:style style:name="Style35" style:family="paragraph" style:parent-style-name="Standard" style:default-outline-level="">
      <style:paragraph-properties fo:line-height="0.404cm"/>
    </style:style>
    <style:style style:name="Style39" style:family="paragraph" style:parent-style-name="Standard" style:default-outline-level="">
      <style:paragraph-properties fo:margin-left="0cm" fo:margin-right="0cm" fo:line-height="0.517cm" fo:text-indent="-0.49cm" style:auto-text-indent="false"/>
    </style:style>
    <style:style style:name="Style47" style:family="paragraph" style:parent-style-name="Standard" style:default-outline-level="">
      <style:paragraph-properties fo:margin-left="0cm" fo:margin-right="0cm" fo:line-height="0.399cm" fo:text-indent="0.305cm" style:auto-text-indent="false"/>
    </style:style>
    <style:style style:name="Style54" style:family="paragraph" style:parent-style-name="Standard" style:default-outline-level="">
      <style:paragraph-properties fo:margin-left="0cm" fo:margin-right="0cm" fo:line-height="0.711cm" fo:text-indent="1.288cm" style:auto-text-indent="false"/>
    </style:style>
    <style:style style:name="Style56" style:family="paragraph" style:parent-style-name="Standard" style:default-outline-level=""/>
    <style:style style:name="Style60" style:family="paragraph" style:parent-style-name="Standard" style:default-outline-level="">
      <style:paragraph-properties fo:margin-left="0cm" fo:margin-right="0cm" fo:line-height="0.635cm" fo:text-indent="-0.998cm" style:auto-text-indent="false"/>
    </style:style>
    <style:style style:name="Style1" style:family="paragraph" style:parent-style-name="Standard" style:default-outline-level=""/>
    <style:style style:name="Style5" style:family="paragraph" style:parent-style-name="Standard" style:default-outline-level="">
      <style:paragraph-properties fo:margin-left="0cm" fo:margin-right="0cm" fo:line-height="0.499cm" fo:text-indent="1.228cm" style:auto-text-indent="false"/>
    </style:style>
    <style:style style:name="Style29" style:family="paragraph" style:parent-style-name="Standard" style:default-outline-level="">
      <style:paragraph-properties fo:line-height="0.406cm" fo:text-align="center" style:justify-single-word="false"/>
    </style:style>
    <style:style style:name="Style37" style:family="paragraph" style:parent-style-name="Standard" style:default-outline-level=""/>
    <style:style style:name="Style44" style:family="paragraph" style:parent-style-name="Standard" style:default-outline-level="">
      <style:paragraph-properties fo:line-height="0.399cm"/>
    </style:style>
    <style:style style:name="Style58" style:family="paragraph" style:parent-style-name="Standard" style:default-outline-level="">
      <style:paragraph-properties fo:margin-left="0cm" fo:margin-right="0cm" fo:line-height="0.635cm" fo:text-indent="-0.737cm" style:auto-text-indent="false"/>
    </style:style>
    <style:style style:name="Header" style:family="paragraph" style:parent-style-name="Standard" style:default-outline-level="" style:class="extra">
      <style:paragraph-properties fo:orphans="2" fo:widows="2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orphans="2" fo:widows="2" fo:text-indent="0cm" style:auto-text-indent="false"/>
    </style:style>
    <style:style style:name="Plain_20_Text" style:display-name="Plain Text" style:family="paragraph" style:parent-style-name="Standard" style:default-outline-level="">
      <style:paragraph-properties fo:orphans="2" fo:widows="2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Знак" style:family="paragraph" style:parent-style-name="Standard" style:default-outline-level="">
      <style:paragraph-properties fo:orphans="2" fo:widows="2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  <style:text-properties fo:color="#000000"/>
    </style:style>
    <style:style style:name="Стиль1" style:family="paragraph" style:default-outline-level="">
      <style:paragraph-properties fo:text-align="justify" style:justify-single-word="false"/>
      <style:text-properties style:font-size-complex="10pt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</style:style>
    <style:style style:name="Footer" style:family="paragraph" style:parent-style-name="Standard" style:default-outline-level="" style:class="extra">
      <style:paragraph-properties fo:orphans="2" fo:widows="2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orphans="2" fo:widows="2"/>
      <style:text-properties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/>
      <style:text-properties style:rfc-language-tag="x-none" fo:font-weight="bold" style:language-asian="en" style:country-asian="US" style:font-weight-asian="bold" style:font-size-complex="10pt"/>
    </style:style>
    <style:style style:name="Обычный_20__2b__20_12_20_pt_20_Знак_20_Знак" style:display-name="Обычный + 12 pt Знак Знак" style:family="paragraph" style:parent-style-name="Heading_20_1" style:default-outline-level="">
      <style:paragraph-properties fo:margin-left="0cm" fo:margin-right="-0.102cm" fo:text-align="start" style:justify-single-word="false" fo:text-indent="0cm" style:auto-text-indent="false" fo:padding="0cm" fo:border="none"/>
      <style:text-properties fo:font-size="12pt" fo:letter-spacing="normal" style:font-size-asian="12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nt_20_Style63" style:display-name="Font Style63" style:family="text">
      <style:text-properties fo:color="#000000"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 style:text-scale="120%"/>
    </style:style>
    <style:style style:name="Font_20_Style64" style:display-name="Font Style64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Font_20_Style65" style:display-name="Font Style65" style:family="text">
      <style:text-properties fo:color="#000000" style:font-name="Times New Roman" fo:font-family="'Times New Roman'" style:font-family-generic="roman" style:font-pitch="variable"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9pt" style:font-style-complex="italic" style:font-weight-complex="bold"/>
    </style:style>
    <style:style style:name="Font_20_Style66" style:display-name="Font Style66" style:family="text">
      <style:text-properties fo:color="#000000" style:font-name="Times New Roman" fo:font-family="'Times New Roman'" style:font-family-generic="roman" style:font-pitch="variable" fo:font-size="7pt" style:font-size-asian="7pt" style:font-name-complex="Times New Roman1" style:font-family-complex="'Times New Roman'" style:font-family-generic-complex="system" style:font-pitch-complex="variable" style:font-size-complex="7pt"/>
    </style:style>
    <style:style style:name="Font_20_Style70" style:display-name="Font Style70" style:family="text">
      <style:text-properties fo:color="#000000"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Font_20_Style72" style:display-name="Font Style72" style:family="text">
      <style:text-properties fo:color="#000000"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 style:font-name-complex="Times New Roman1" style:font-family-complex="'Times New Roman'" style:font-family-generic-complex="system" style:font-pitch-complex="variable" style:font-size-complex="10pt" style:font-style-complex="italic" style:font-weight-complex="bold"/>
    </style:style>
    <style:style style:name="Font_20_Style73" style:display-name="Font Style73" style:family="text">
      <style:text-properties fo:color="#000000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Font_20_Style74" style:display-name="Font Style74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78" style:display-name="Font Style78" style:family="text">
      <style:text-properties fo:color="#000000" style:font-name="Times New Roman" fo:font-family="'Times New Roman'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footnote_20_reference" style:display-name="footnote reference" style:family="text">
      <style:text-properties style:text-position="super 58%"/>
    </style:style>
    <style:style style:name="Основной_20_текст_20_с_20_отступом_20_2_20_Знак" style:display-name="Основной текст с отступом 2 Знак" style:family="text">
      <style:text-properties fo:font-size="12pt" fo:language="ru" fo:country="RU" fo:font-weight="bold" style:font-size-asian="12pt" style:language-asian="en" style:country-asian="US" style:font-weight-asian="bold" style:language-complex="ar" style:country-complex="SA"/>
    </style:style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Font_20_Style71" style:display-name="Font Style71" style:family="text">
      <style:text-properties fo:color="#000000" style:font-name="Times New Roman" fo:font-family="'Times New Roman'" style:font-family-generic="roman" style:font-pitch="variable" fo:font-size="9pt" fo:font-style="italic" style:font-size-asian="9pt" style:font-style-asian="italic" style:font-name-complex="Times New Roman1" style:font-family-complex="'Times New Roman'" style:font-family-generic-complex="system" style:font-pitch-complex="variable" style:font-size-complex="9pt" style:font-style-complex="italic"/>
    </style:style>
    <style:style style:name="Font_20_Style69" style:display-name="Font Style69" style:family="text">
      <style:text-properties fo:color="#000000"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Название_20_Знак" style:display-name="Название Знак" style:family="text">
      <style:text-properties fo:font-size="12pt" fo:font-weight="bold" style:font-size-asian="12pt" style:language-asian="en" style:country-asian="US" style:font-weight-asian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00000a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color="#00000a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fo:color="#00000a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weight="bold" style:font-weight-asian="bold"/>
    </style:style>
    <style:style style:name="ListLabel_20_35" style:display-name="ListLabel 35" style:family="text">
      <style:text-properties fo:color="#00000a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fo:color="#00000a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color="#00000a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fo:color="#00000a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fo:font-style="normal" fo:font-weight="bold" style:font-style-asian="normal" style:font-weight-asian="bold" style:font-weight-complex="normal"/>
    </style:style>
    <style:style style:name="ListLabel_20_52" style:display-name="ListLabel 52" style:family="text">
      <style:text-properties fo:font-weight="bold" style:font-weight-asian="bold"/>
    </style:style>
    <style:style style:name="ListLabel_20_53" style:display-name="ListLabel 53" style:family="text">
      <style:text-properties fo:font-style="normal" fo:font-weight="bold" style:font-style-asian="normal" style:font-weight-asian="bold" style:font-weight-complex="normal"/>
    </style:style>
    <style:style style:name="ListLabel_20_54" style:display-name="ListLabel 54" style:family="text">
      <style:text-properties fo:font-weight="bold" style:font-weight-asian="bold"/>
    </style:style>
    <style:style style:name="ListLabel_20_55" style:display-name="ListLabel 55" style:family="text">
      <style:text-properties fo:font-size="12pt" fo:font-style="normal" fo:font-weight="normal" style:font-size-asian="12pt" style:font-style-asian="normal" style:font-weight-asian="normal"/>
    </style:style>
    <style:style style:name="ListLabel_20_56" style:display-name="ListLabel 56" style:family="text">
      <style:text-properties fo:color="#00000a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fo:font-size="14pt" fo:font-style="normal" fo:font-weight="bold" style:font-size-asian="14pt" style:font-style-asian="normal" style:font-weight-asian="bold" style:font-size-complex="14pt" style:font-weight-complex="normal"/>
    </style:style>
    <style:style style:name="ListLabel_20_61" style:display-name="ListLabel 61" style:family="text">
      <style:text-properties fo:font-weight="bold" style:font-weight-asian="bold"/>
    </style:style>
    <style:style style:name="ListLabel_20_62" style:display-name="ListLabel 62" style:family="text">
      <style:text-properties fo:color="#000000"/>
    </style:style>
    <style:style style:name="ListLabel_20_63" style:display-name="ListLabel 63" style:family="text">
      <style:text-properties fo:color="#000000"/>
    </style:style>
    <style:style style:name="ListLabel_20_64" style:display-name="ListLabel 64" style:family="text">
      <style:text-properties fo:color="#000000"/>
    </style:style>
    <style:style style:name="ListLabel_20_65" style:display-name="ListLabel 65" style:family="text">
      <style:text-properties fo:color="#000000"/>
    </style:style>
    <style:style style:name="ListLabel_20_66" style:display-name="ListLabel 66" style:family="text">
      <style:text-properties fo:color="#000000"/>
    </style:style>
    <style:style style:name="ListLabel_20_67" style:display-name="ListLabel 67" style:family="text">
      <style:text-properties fo:color="#000000"/>
    </style:style>
    <style:style style:name="ListLabel_20_68" style:display-name="ListLabel 68" style:family="text">
      <style:text-properties fo:color="#000000"/>
    </style:style>
    <style:style style:name="ListLabel_20_69" style:display-name="ListLabel 69" style:family="text">
      <style:text-properties fo:color="#000000"/>
    </style:style>
    <style:style style:name="ListLabel_20_70" style:display-name="ListLabel 70" style:family="text">
      <style:text-properties fo:color="#000000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prefix="2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prefix="2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style:num-prefix="2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style:num-prefix="2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82cm" fo:text-indent="-1.27cm" fo:margin-left="2.58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95cm" fo:text-indent="-1.27cm" fo:margin-left="3.89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842cm" fo:text-indent="-1.905cm" fo:margin-left="5.84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7.154cm" fo:text-indent="-1.905cm" fo:margin-left="7.1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102cm" fo:text-indent="-2.54cm" fo:margin-left="9.10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049cm" fo:text-indent="-3.175cm" fo:margin-left="11.04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361cm" fo:text-indent="-3.175cm" fo:margin-left="12.36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309cm" fo:text-indent="-3.81cm" fo:margin-left="14.3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style:num-prefix="4.2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2" style:num-prefix="4.2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ListLabel_20_34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383cm" fo:text-indent="-0.635cm" fo:margin-left="12.38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2.27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3.547cm" fo:text-indent="-0.635cm" fo:margin-left="3.5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7cm" fo:text-indent="-0.635cm" fo:margin-left="4.8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7cm" fo:text-indent="-0.635cm" fo:margin-left="6.08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text:list-tab-stop-position="7.357cm" fo:text-indent="-0.635cm" fo:margin-left="7.3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7cm" fo:text-indent="-0.635cm" fo:margin-left="8.6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7cm" fo:text-indent="-0.635cm" fo:margin-left="9.89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text:list-tab-stop-position="11.167cm" fo:text-indent="-0.635cm" fo:margin-left="11.16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7cm" fo:text-indent="-0.635cm" fo:margin-left="12.43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49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5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5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4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136cm" fo:text-indent="1.5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1.501cm" fo:margin-left="1.03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771cm" fo:text-indent="1.50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406cm" fo:text-indent="1.50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406cm" fo:text-indent="1.50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041cm" fo:text-indent="1.5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041cm" fo:text-indent="1.501cm"/>
        </style:list-level-properties>
      </text:list-level-style-number>
      <text:list-level-style-number text:level="9" text:style-name="ListLabel_20_55" style:num-suffix="." style:num-format="1" text:display-levels="9">
        <style:list-level-properties text:list-level-position-and-space-mode="label-alignment">
          <style:list-level-label-alignment text:label-followed-by="listtab" text:list-tab-stop-position="4.676cm" fo:text-inden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2.905cm" fo:text-indent="-1.27cm" fo:margin-left="2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54cm" fo:text-indent="-1.27cm" fo:margin-left="4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81cm" fo:text-indent="-1.905cm" fo:margin-left="6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446cm" fo:text-indent="-1.905cm" fo:margin-left="8.44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16cm" fo:text-indent="-2.54cm" fo:margin-left="10.71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86cm" fo:text-indent="-3.175cm" fo:margin-left="12.98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21cm" fo:text-indent="-3.175cm" fo:margin-left="14.62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6.891cm" fo:text-indent="-3.81cm" fo:margin-left="16.8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5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6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62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text:style-name="ListLabel_20_63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text:style-name="ListLabel_20_64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ListLabel_20_6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text:style-name="ListLabel_20_6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ListLabel_20_67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text:style-name="ListLabel_20_68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text:style-name="ListLabel_20_69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text:style-name="ListLabel_20_70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3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138cm" fo:text-indent="-1.138cm" fo:margin-left="1.13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74" style:num-suffix="-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Обычный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661cm" fo:margin-left="2.1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27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6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7.90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0.0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54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3.68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5.8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75" style:num-suffix="." style:num-format="1" text:start-value="8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76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895cm"/>
        </style:list-level-properties>
      </text:list-level-style-number>
      <text:list-level-style-number text:level="3" text:style-name="ListLabel_20_77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51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77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40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66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8.92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1.5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24.8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yle4">
      <style:paragraph-properties fo:margin-left="8.306cm" fo:margin-right="0.635cm" fo:line-height="100%" fo:orphans="2" fo:widows="2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2.54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6"><draw:text-box fo:min-height="0cm" fo:min-width="0.041cm"><text:p text:style-name="MP2"><text:span text:style-name="page_20_number"><text:page-number text:select-page="current">6</text:page-number></text:span></text:p></draw:text-box></draw:frame><text:span text:style-name="Font_20_Style7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МИНИСТЕРСТВО ОБРАЗОВАНИЯ И НАУКИ РФ</dc:title>
    <meta:initial-creator>User</meta:initial-creator>
    <dc:creator>e</dc:creator>
    <meta:editing-cycles>2</meta:editing-cycles>
    <meta:print-date>2011-03-30T06:28:00</meta:print-date>
    <meta:creation-date>2016-09-13T09:37:00</meta:creation-date>
    <dc:date>2016-09-13T09:37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6" meta:paragraph-count="140" meta:word-count="914" meta:character-count="8123" meta:non-whitespace-character-count="7176"/>
    <meta:user-defined meta:name="AppVersion">14.0000</meta:user-defined>
    <meta:user-defined meta:name="Company">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